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s/></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s/></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s/></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s/></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2737243619"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950162637"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H49M52S</meta:editing-duration>
    <meta:editing-cycles>705</meta:editing-cycles>
    <meta:generator>LibreOffice/6.1.4.2$Linux_X86_64 LibreOffice_project/9d0f32d1f0b509096fd65e0d4bec26ddd1938fd3</meta:generator>
    <dc:date>2019-03-23T20:24:54.938242040</dc:date>
    <meta:document-statistic meta:table-count="4" meta:image-count="0" meta:object-count="0" meta:page-count="5"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topTracking
	Dim statusIndicator as Object
	statusIndicator = ThisComponent.getCurrentController.statusIndicator
	statusIndicator.Start("Очистка форматирования начата, подождите",30)

	fixFrequentMistakes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No tabs	
    AskAndReplace("^\t","")
    'No multiple spaces
    AskAndReplace("[:space:]+"," ")
	'No paragraphs with one space
    AskAndReplace("^[:space:]+","")
    'No empty paragraphs
    AskAndReplace("^$","")

End Sub

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etDimensions
	Dim width As String
	Dim height As String
	Dim oStyles As Object
	Dim curStyle As Object
	width = InputBox("Введите ширину страниц:", "Установка ширины всех страниц документа", "210")
	height = InputBox("Введите высоту страниц:", "Установка высоты всех страниц документа", "297")
	oStyles =  ThisComponent.StyleFamilies.getByName("PageStyles")
	For i = 0  to oStyles.Count - 1
		curStyle = oStyles.getByIndex(i)
		curStyle.Width = CLng(width + "00")
		curStyle.Height = CLng(height + "00")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